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1">
      <style:text-properties style:font-name="Arial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Gewünschte Frequenz</text:p>
          </table:table-cell>
          <table:table-cell office:value-type="string" calcext:value-type="string">
            <text:p>Zahl in Dec</text:p>
          </table:table-cell>
          <table:table-cell office:value-type="string" calcext:value-type="string">
            <text:p>Zahl in Hex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table:style-name="ce3" table:formula="of:=1/[.A2]/(0.005/24576)" office:value-type="float" office:value="2348.3994266603" calcext:value-type="float">
            <text:p>2348</text:p>
          </table:table-cell>
          <table:table-cell table:formula="of:=DEC2HEX([.B2];4)" office:value-type="string" office:string-value="092C" calcext:value-type="string">
            <text:p>092C</text:p>
          </table:table-cell>
          <table:table-cell/>
        </table:table-row>
        <table:table-row table:style-name="ro1">
          <table:table-cell office:value-type="float" office:value="2637.02" calcext:value-type="float">
            <text:p>2637,02</text:p>
          </table:table-cell>
          <table:table-cell table:style-name="ce3" table:formula="of:=1/[.A3]/(0.005/24576)" office:value-type="float" office:value="1863.92215455325" calcext:value-type="float">
            <text:p>1864</text:p>
          </table:table-cell>
          <table:table-cell table:formula="of:=DEC2HEX([.B3];4)" office:value-type="string" office:string-value="0747" calcext:value-type="string">
            <text:p>074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table:formula="of:=1/[.A4]/(0.005/24576)" office:value-type="float" office:value="245.76" calcext:value-type="float">
            <text:p>246</text:p>
          </table:table-cell>
          <table:table-cell table:formula="of:=DEC2HEX([.B4];4)" office:value-type="string" office:string-value="00F5" calcext:value-type="string">
            <text:p>00F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table:formula="of:=1/[.A5]/(0.005/24576)" office:value-type="float" office:value="1638.4" calcext:value-type="float">
            <text:p>1638</text:p>
          </table:table-cell>
          <table:table-cell table:formula="of:=DEC2HEX([.B5];4)" office:value-type="string" office:string-value="0666" calcext:value-type="string">
            <text:p>066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6:50:59.158000000</meta:creation-date>
    <dc:date>2014-02-08T19:16:43.550000000</dc:date>
    <meta:editing-duration>PT5H47M35S</meta:editing-duration>
    <meta:editing-cycles>4</meta:editing-cycles>
    <meta:generator>LibreOffice/4.1.2.3$Windows_x86 LibreOffice_project/40b2d7fde7e8d2d7bc5a449dc65df4d08a7dd38</meta:generator>
    <meta:document-statistic meta:table-count="1" meta:cell-count="15" meta:object-count="0"/>
  </office:meta>
</office:document-meta>
</file>